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D98B791BD07E62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6b8d" officeooo:paragraph-rsid="001f6b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159cm" svg:y="0.661cm" svg:width="17cm" svg:height="11.89cm" draw:z-index="0"><draw:image xlink:href="Pictures/10000000000002FA00000215D98B791BD07E6292.png" xlink:type="simple" xlink:show="embed" xlink:actuate="onLoad" loext:mime-type="image/x-vclgraphic"/></draw:frame><text:s/>CUSTO Diferente da ULTIMA ENTRADA</text:p>
      <text:p text:style-name="P1">Abaixo a mensagem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08:33:56.614000000</meta:creation-date>
    <dc:date>2018-05-07T08:52:32.342000000</dc:date>
    <meta:editing-duration>PT8M24S</meta:editing-duration>
    <meta:editing-cycles>1</meta:editing-cycles>
    <meta:document-statistic meta:table-count="0" meta:image-count="1" meta:object-count="0" meta:page-count="1" meta:paragraph-count="2" meta:word-count="8" meta:character-count="52" meta:non-whitespace-character-count="45"/>
    <meta:generator>LibreOffice/5.4.5.1$Windows_x86 LibreOffice_project/79c9829dd5d8054ec39a82dc51cd9eff340dbee8</meta:generator>
  </office:meta>
</office:document-meta>
</file>